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P6" style:family="paragraph" style:parent-style-name="Preformatted_20_Text">
      <style:text-properties officeooo:paragraph-rsid="00186d14"/>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LESSER GENERAL PUBLIC LICENSE</text:h>
      <text:p text:style-name="First_20_paragraph">Version 2.1, February 1999</text:p>
      <text:p text:style-name="Preformatted_20_Text">Copyright (C) 1991, 1999 Free Software Foundation, Inc.</text:p>
      <text:p text:style-name="P6">51 Franklin Street, Fifth Floor, Boston, MA <text:s/>02110-1301 <text:s/>USA</text:p>
      <text:p text:style-name="P6"/>
      <text:p text:style-name="P6">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text:s/>It also counts</text:p>
      <text:p text:style-name="Preformatted_20_Text"><text:s/>as the successor of the GNU Library Public License, version 2, hence</text:p>
      <text:p text:style-name="Preformatted_20_Text"><text:s/>the version number 2.1.]</text:p>
      <text:h text:style-name="Heading_20_3" text:outline-level="3">Preamble</text:h>
      <text:p text:style-name="First_20_paragraph">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text:soft-page-break/>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h text:style-name="Heading_20_3" text:outline-level="3">TERMS AND CONDITIONS FOR COPYING, DISTRIBUTION AND MODIFICATION</text:h>
      <text:p text:style-name="First_20_paragraph"><text:span text:style-name="T1">0.</text:span> This License Agreement applies to any software library or other program which contains a notice placed by the copyright holder or other authorized party saying it may be distributed under <text:soft-page-break/>the terms of this Lesser General Public License (also called "this License"). Each licensee is addressed as "you".</text:p>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Text_20_body"><text:span text:style-name="T1">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You may charge a fee for the physical act of transferring a copy, and you may at your option offer warranty protection in exchange for a fee.</text:p>
      <text:p text:style-name="Text_20_body"><text:span text:style-name="T1">2.</text:span> You may modify your copy or copies of the Library or any portion of it, thus forming a work based on the Library, and copy and distribute such modifications or work under the terms of Section 1 above, provided that you also meet all of these conditions:</text:p>
      <text:list xml:id="list5311736539933946691" text:style-name="L1">
        <text:list-item>
          <text:p text:style-name="P3"><text:span text:style-name="T1">a)</text:span> The modified work must itself be a software library.</text:p>
        </text:list-item>
        <text:list-item>
          <text:p text:style-name="P3"><text:span text:style-name="T1">b)</text:span> You must cause the files modified to carry prominent notices stating that you changed the files and the date of any change.</text:p>
        </text:list-item>
        <text:list-item>
          <text:p text:style-name="P3"><text:span text:style-name="T1">c)</text:span> You must cause the whole of the work to be licensed at no charge to all third parties under the terms of this License.</text:p>
        </text:list-item>
        <text:list-item>
          <text:p text:style-name="P3"><text:span text:style-name="T1">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3">(For example, a function in a library to compute square roots has a purpose that is <text:soft-page-break/>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First_20_paragraph">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p text:style-name="Text_20_body"><text:span text:style-name="T1">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Text_20_body">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p text:style-name="Text_20_body"><text:span text:style-name="T1">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text:span text:style-name="T1">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text:soft-page-break/>scope of this License.</text:p>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text:span text:style-name="T1">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3358329003864869968" text:style-name="L2">
        <text:list-item>
          <text:p text:style-name="P4"><text:span text:style-name="T1">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4"><text:span text:style-name="T1">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4"><text:soft-page-break/><text:span text:style-name="T1">c)</text:span> Accompany the work with a written offer, valid for at least three years, to give the same user the materials specified in Subsection 6a, above, for a charge no more than the cost of performing this distribution.</text:p>
        </text:list-item>
        <text:list-item>
          <text:p text:style-name="P4"><text:span text:style-name="T1">d)</text:span> If distribution of the work is made by offering access to copy from a designated place, offer equivalent access to copy the above specified materials from the same place.</text:p>
        </text:list-item>
        <text:list-item>
          <text:p text:style-name="P4"><text:span text:style-name="T1">e)</text:span> Verify that the user has already received a copy of these materials or that you have already sent this user a copy.</text:p>
        </text:list-item>
      </text:list>
      <text:p text:style-name="First_20_paragraph">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text:span text:style-name="T1">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2144712212270562301" text:style-name="L3">
        <text:list-item>
          <text:p text:style-name="P5"><text:span text:style-name="T1">a)</text:span> Accompany the combined library with a copy of the same work based on the Library, uncombined with any other library facilities. This must be distributed under the terms of the Sections above.</text:p>
        </text:list-item>
        <text:list-item>
          <text:p text:style-name="P5"><text:span text:style-name="T1">b)</text:span> Give prominent notice with the combined library of the fact that part of it is a work based on the Library, and explaining where to find the accompanying uncombined form of the same work.</text:p>
        </text:list-item>
      </text:list>
      <text:p text:style-name="First_20_paragraph"><text:span text:style-name="T1">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Text_20_body"><text:span text:style-name="T1">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Text_20_body"><text:span text:style-name="T1">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Text_20_body"><text:soft-page-break/><text:span text:style-name="T1">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text:span text:style-name="T1">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text:span text:style-name="T1">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text:span text:style-name="T1">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2"><text:soft-page-break/>NO WARRANTY</text:p>
      <text:p text:style-name="Text_20_body"><text:span text:style-name="T1">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Text_20_body"><text:span text:style-name="T1">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h text:style-name="Heading_20_3" text:outline-level="3">END OF TERMS AND CONDITIONS</text:h>
      <text:h text:style-name="Heading_20_3" text:outline-level="3">How to Apply These Terms to Your New Libraries</text:h>
      <text:p text:style-name="First_20_paragraph">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one line to give the library's name and an idea of what it does.</text:p>
      <text:p text:style-name="Preformatted_20_Text">Copyright (C) year <text:s/>name of author</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text:soft-page-break/>Lesser General Public License for more details.</text:p>
      <text:p text:style-name="Preformatted_20_Text"/>
      <text:p text:style-name="Preformatted_20_Text">You should have received a copy of the GNU Lesser General Public</text:p>
      <text:p text:style-name="Preformatted_20_Text">License along with this library; if not, write to the Free Software</text:p>
      <text:p text:style-name="Preformatted_20_Text">Foundation, Inc., 51 Franklin Street, Fifth Floor, Boston, MA <text:s/>02110-1301 <text:s/>USA</text:p>
      <text:p text:style-name="First_20_paragraph">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signature of Ty Coon, 1 April 1990</text:p>
      <text:p text:style-name="Preformatted_20_Text">Ty Coon, President of Vice</text:p>
      <text:p text:style-name="First_20_paragraph"/>
      <text:p text:style-name="First_20_paragraph">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8-05T22:11:53.287816257</dc:date>
    <dc:creator>Jason Self</dc:creator>
    <meta:editing-duration>P0D</meta:editing-duration>
    <meta:editing-cycles>2</meta:editing-cycles>
    <meta:generator>LibreOffice/4.2.8.2$Linux_X86_64 LibreOffice_project/420m0$Build-2</meta:generator>
    <meta:document-statistic meta:table-count="0" meta:image-count="0" meta:object-count="0" meta:page-count="9" meta:paragraph-count="104" meta:word-count="4382" meta:character-count="25716" meta:non-whitespace-character-count="21443"/>
  </office:meta>
</office:document-meta>
</file>